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1.87cm" fo:margin-bottom="0cm" fo:text-align="start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distribu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Plan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Compiler via CMake</text:p>
              </text:list-item>
              <text:list-item>
                <text:p text:style-name="P7">Tester via CTest</text:p>
              </text:list-item>
              <text:list-item>
                <text:p text:style-name="P7">Distribuer via CP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Kitwa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 via CMak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Distribuer via CPack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9" draw:text-style-name="P10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11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08:01:07.495621184</meta:creation-date>
    <meta:editing-duration>PT15M27S</meta:editing-duration>
    <meta:editing-cycles>5</meta:editing-cycles>
    <meta:generator>LibreOffice/7.2.0.4$Linux_X86_64 LibreOffice_project/ce769e3009755dcf0082844e386f5dca4c8ecb2f</meta:generator>
    <dc:title>Blueprint Plans</dc:title>
    <dc:date>2021-09-16T08:16:33.166376626</dc:date>
    <meta:document-statistic meta:object-count="139"/>
  </office:meta>
</office:document-meta>
</file>